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font-size="11pt" fo:language="en" fo:country="none" fo:font-weight="bold" style:font-size-asian="11pt" style:font-weight-asian="bold" style:font-size-complex="11pt" style:font-weight-complex="bold"/>
    </style:style>
    <style:style style:name="T2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1">Act 4</text:p>
      <text:p text:style-name="P2">_</text:p>
      <text:p text:style-name="P2">1. =003330</text:p>
      <text:p text:style-name="P2">Seer.</text:p>
      <text:p text:style-name="P2">_</text:p>
      <text:p text:style-name="P2">2. =003331</text:p>
      <text:p text:style-name="P2">_</text:p>
      <text:p text:style-name="P2">3. =003332</text:p>
      <text:p text:style-name="P2">Have a look around, Rose.</text:p>
      <text:p text:style-name="P2">_</text:p>
      <text:p text:style-name="P2">4. =003333</text:p>
      <text:p text:style-name="P2">You have much to discover.</text:p>
      <text:p text:style-name="P2">_</text:p>
      <text:p text:style-name="P2">5. =003391</text:p>
      <text:p text:style-name="P2">Rose, find your sprite.</text:p>
      <text:p text:style-name="P2">_</text:p>
      <text:p text:style-name="P2">6. =003392</text:p>
      <text:p text:style-name="P2"><text:soft-page-break/>Your deceased pet.</text:p>
      <text:p text:style-name="P2">You wished to speak with him, did you not?</text:p>
      <text:p text:style-name="P2">_</text:p>
      <text:p text:style-name="P2">7. =003393</text:p>
      <text:p text:style-name="P2">Is it not why you are here?</text:p>
      <text:p text:style-name="P2">_</text:p>
      <text:p text:style-name="P2">8. =003394</text:p>
      <text:p text:style-name="P2">Follow them.</text:p>
      <text:p text:style-name="P2">_</text:p>
      <text:p text:style-name="P2">9. =003395</text:p>
      <text:p text:style-name="P2">Examine your pet's tomb.</text:p>
      <text:p text:style-name="P2">_</text:p>
      <text:p text:style-name="P2">10. =003396</text:p>
      <text:p text:style-name="P2">Enter.</text:p>
      <text:p text:style-name="P2">_</text:p>
      <text:p text:style-name="P2">11. =003399</text:p>
      <text:p text:style-name="P2">A mother will do whatever is best for her children.</text:p>
      <text:p text:style-name="P2">_</text:p>
      <text:p text:style-name="P2">12. =003423</text:p>
      <text:p text:style-name="P2">You guide the heir. Consult with him.</text:p>
      <text:p text:style-name="P2">_</text:p>
      <text:p text:style-name="P2">13. =003424</text:p>
      <text:p text:style-name="P2">Who is this bothering you?</text:p>
      <text:p text:style-name="P2">_</text:p>
      <text:p text:style-name="P2">14. =003438</text:p>
      <text:p text:style-name="P2">Rose, I must leave now.</text:p>
      <text:p text:style-name="P2">_</text:p>
      <text:p text:style-name="P2"><text:soft-page-break/>15. =003439</text:p>
      <text:p text:style-name="P2">This is the last you will hear from me.</text:p>
      <text:p text:style-name="P2">Find your sprite. Realize your purpose.</text:p>
      <text:p text:style-name="P2">_</text:p>
      <text:p text:style-name="P1">Act 5</text:p>
      <text:p text:style-name="P2">_</text:p>
      <text:p text:style-name="P1">Act 5 Act 2</text:p>
      <text:p text:style-name="P2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3" meta:paragraph-count="60" meta:word-count="150" meta:character-count="649"/>
    <meta:generator>OpenOffice/4.1.2$Win32 OpenOffice.org_project/412m3$Build-9782</meta:generator>
  </office:meta>
</office:document-meta>
</file>